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9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33"/>
        <table:table-column table:style-name="co1" table:default-cell-style-name="ce37"/>
        <table:table-column table:style-name="co1" table:default-cell-style-name="ce1"/>
        <table:table-column table:style-name="co1" table:default-cell-style-name="ce50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3" table:default-cell-style-name="ce1"/>
        <table:table-column table:style-name="co1" table:default-cell-style-name="ce51"/>
        <table:table-column table:style-name="co1" table:number-columns-repeated="12" table:default-cell-style-name="ce1"/>
        <table:table-column table:style-name="co1" table:number-columns-repeated="958" table:default-cell-style-name="Default"/>
        <table:table-column table:style-name="co1" table:default-cell-style-name="ce54"/>
        <table:table-row table:style-name="ro1">
          <table:table-cell/>
          <table:table-cell table:style-name="ce1"/>
          <table:table-cell/>
          <table:table-cell office:value-type="string" calcext:value-type="string">
            <text:p>ready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8" office:value-type="string" calcext:value-type="string">
            <text:p>waitingforcorrections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22" office:value-type="string" calcext:value-type="string">
            <text:p>notverifi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2" office:value-type="string" calcext:value-type="string">
            <text:p>mustbeextend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table:style-name="ce6" office:value-type="string" calcext:value-type="string">
            <text:p>Arabiya (Arabia)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6" office:value-type="string" calcext:value-type="string">
            <text:p>Babilim (Babilon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Iceni (Celts)</text:p>
          </table:table-cell>
          <table:table-cell office:value-type="string" calcext:value-type="string">
            <text:p>Zhou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Quechua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table:style-name="ce6" office:value-type="string" calcext:value-type="string">
            <text:p>Harun al-Rashid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table:style-name="ce6" office:value-type="string" calcext:value-type="string">
            <text:p>Nabu-kudurri-usur II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Boudice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55(167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/>
          <table:table-cell table:style-name="ce6" office:value-type="float" office:value="34" calcext:value-type="float">
            <text:p>34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style-name="ce6" office:value-type="string" calcext:value-type="string">
            <text:p>@pineappledan</text:p>
          </table:table-cell>
          <table:table-cell table:style-name="ce6" office:value-type="string" calcext:value-type="string">
            <text:p>@gordonlucas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office:value-type="string" calcext:value-type="string">
            <text:p>@SeelingCa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@adan_eslavo</text:p>
          </table:table-cell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@adan_eslavo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table:style-name="ce6" office:value-type="string" calcext:value-type="string">
            <text:p>maps of Abbasids c. 800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6" office:value-type="string" calcext:value-type="string">
            <text:p>distance from Babylon</text:p>
            <text:p>(not always)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style-name="ce6" office:value-type="string" calcext:value-type="string">
            <text:p>importance</text:p>
            <text:p>conquest</text:p>
          </table:table-cell>
          <table:table-cell table:style-name="ce6" office:value-type="string" calcext:value-type="string">
            <text:p>Welsh names</text:p>
            <text:p>https://steamcommunity.com/sharedfiles/filedetails/?id=122457506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</table:table-cell>
          <table:table-cell table:style-name="ce6" office:value-type="string" calcext:value-type="string">
            <text:p>“Census1972”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Saadi dynasty</text:p>
          </table:table-cell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DelianLeague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<text:s/>Madinat al-Salaam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24" office:value-type="string" calcext:value-type="string">
            <text:p>Babilim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24" office:value-type="string" calcext:value-type="string">
            <text:p>Qart-Hadasht</text:p>
          </table:table-cell>
          <table:table-cell table:style-name="ce24" office:value-type="string" calcext:value-type="string">
            <text:p>Ynys Wydryn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Merraksh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a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 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office:value-type="string" calcext:value-type="string">
            <text:p>Athenai</text:p>
          </table:table-cell>
          <table:table-cell table:style-name="ce2"/>
          <table:table-cell table:style-name="ce57" table:number-columns-repeated="2"/>
          <table:table-cell table:style-name="ce41"/>
          <table:table-cell table:style-name="ce2" table:number-columns-repeated="10"/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table:style-name="ce6" office:value-type="string" calcext:value-type="string">
            <text:p>Ar-Raqqah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44" office:value-type="string" calcext:value-type="string">
            <text:p>Barsip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Ziz</text:p>
          </table:table-cell>
          <table:table-cell table:style-name="ce6" office:value-type="string" calcext:value-type="string">
            <text:p>Duntagell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Fas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umbu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office:value-type="string" calcext:value-type="string">
            <text:p>Ephesos</text:p>
          </table:table-cell>
          <table:table-cell/>
          <table:table-cell table:style-name="ce55"/>
          <table:table-cell table:style-name="ce56"/>
          <table:table-cell table:style-name="ce41"/>
          <table:table-cell table:number-columns-repeated="9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table:style-name="ce6" office:value-type="string" calcext:value-type="string">
            <text:p>Makkah al-Mukarramah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44" office:value-type="string" calcext:value-type="string">
            <text:p>Nibbur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6" office:value-type="string" calcext:value-type="string">
            <text:p>Kapara</text:p>
          </table:table-cell>
          <table:table-cell table:style-name="ce6" office:value-type="string" calcext:value-type="string">
            <text:p>Eborakon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Sala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office:value-type="string" calcext:value-type="string">
            <text:p>Pharsal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table:style-name="ce6" office:value-type="string" calcext:value-type="string">
            <text:p>Madīnat an-Nabī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halco</text:p>
          </table:table-cell>
          <table:table-cell table:style-name="ce44" office:value-type="string" calcext:value-type="string">
            <text:p>Upi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6" office:value-type="string" calcext:value-type="string">
            <text:p>Motya</text:p>
          </table:table-cell>
          <table:table-cell table:style-name="ce6" office:value-type="string" calcext:value-type="string">
            <text:p>Isc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Taza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office:value-type="string" calcext:value-type="string">
            <text:p>Rhod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table:style-name="ce6" office:value-type="string" calcext:value-type="string">
            <text:p>Samarra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Azcapotzalco</text:p>
          </table:table-cell>
          <table:table-cell table:style-name="ce44" office:value-type="string" calcext:value-type="string">
            <text:p>Uruk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6" office:value-type="string" calcext:value-type="string">
            <text:p>Hippo</text:p>
          </table:table-cell>
          <table:table-cell table:style-name="ce6" office:value-type="string" calcext:value-type="string">
            <text:p>Caerleon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Sijilmassa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office:value-type="string" calcext:value-type="string">
            <text:p>Eretria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table:style-name="ce6" office:value-type="string" calcext:value-type="string">
            <text:p>Al-Mawṣil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Xochimilco</text:p>
          </table:table-cell>
          <table:table-cell table:style-name="ce44" office:value-type="string" calcext:value-type="string">
            <text:p>Uru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6" office:value-type="string" calcext:value-type="string">
            <text:p>Lixis</text:p>
          </table:table-cell>
          <table:table-cell table:style-name="ce6" office:value-type="string" calcext:value-type="string">
            <text:p>Dinas Maelor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Tarudant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office:value-type="string" calcext:value-type="string">
            <text:p>Pergamon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table:style-name="ce6" office:value-type="string" calcext:value-type="string">
            <text:p>Diyar Bakr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Acolman</text:p>
          </table:table-cell>
          <table:table-cell table:style-name="ce44" office:value-type="string" calcext:value-type="string">
            <text:p>Kishshatu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6" office:value-type="string" calcext:value-type="string">
            <text:p>Atiq</text:p>
          </table:table-cell>
          <table:table-cell table:style-name="ce6" office:value-type="string" calcext:value-type="string">
            <text:p>Cwmbran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 Huree</text:p>
          </table:table-cell>
          <table:table-cell table:style-name="ce6" office:value-type="string" calcext:value-type="string">
            <text:p>Debdou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office:value-type="string" calcext:value-type="string">
            <text:p>Milet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table:style-name="ce6" office:value-type="string" calcext:value-type="string">
            <text:p>Al-Fusţāţ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Citlaltepec</text:p>
          </table:table-cell>
          <table:table-cell table:style-name="ce44" office:value-type="string" calcext:value-type="string">
            <text:p>Larsam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6" office:value-type="string" calcext:value-type="string">
            <text:p>Cossyra</text:p>
          </table:table-cell>
          <table:table-cell table:style-name="ce6" office:value-type="string" calcext:value-type="string">
            <text:p>Caernarfon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Taghazut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office:value-type="string" calcext:value-type="string">
            <text:p>Phokaia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table:style-name="ce6" office:value-type="string" calcext:value-type="string">
            <text:p>Tabriz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Cuauhtitlan</text:p>
          </table:table-cell>
          <table:table-cell table:style-name="ce44" office:value-type="string" calcext:value-type="string">
            <text:p>Dilbat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6" office:value-type="string" calcext:value-type="string">
            <text:p>Olissipona</text:p>
          </table:table-cell>
          <table:table-cell table:style-name="ce6" office:value-type="string" calcext:value-type="string">
            <text:p>Pentrellawr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Tawdenni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office:value-type="string" calcext:value-type="string">
            <text:p>Amphipoli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table:style-name="ce6" office:value-type="string" calcext:value-type="string">
            <text:p>Zaranj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uauhuacan</text:p>
          </table:table-cell>
          <table:table-cell table:style-name="ce44" office:value-type="string" calcext:value-type="string">
            <text:p>Kutha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6" office:value-type="string" calcext:value-type="string">
            <text:p>Cartennae</text:p>
          </table:table-cell>
          <table:table-cell table:style-name="ce6" office:value-type="string" calcext:value-type="string">
            <text:p>Ynys Mon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Tuwat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office:value-type="string" calcext:value-type="string">
            <text:p>Korkyra</text:p>
          </table:table-cell>
          <table:table-cell/>
          <table:table-cell table:style-name="ce57"/>
          <table:table-cell table:style-name="ce56"/>
          <table:table-cell table:style-name="ce41"/>
          <table:table-cell table:number-columns-repeated="96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table:style-name="ce6" office:value-type="string" calcext:value-type="string">
            <text:p>Nishabur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Petlacalco</text:p>
          </table:table-cell>
          <table:table-cell table:style-name="ce44" office:value-type="string" calcext:value-type="string">
            <text:p>Der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6" office:value-type="string" calcext:value-type="string">
            <text:p>Lol</text:p>
          </table:table-cell>
          <table:table-cell table:style-name="ce6" office:value-type="string" calcext:value-type="string">
            <text:p>Porthleven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Tetouan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office:value-type="string" calcext:value-type="string">
            <text:p>Chalki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table:style-name="ce6" office:value-type="string" calcext:value-type="string">
            <text:p>Merv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oluca</text:p>
          </table:table-cell>
          <table:table-cell table:style-name="ce6" office:value-type="string" calcext:value-type="string">
            <text:p>Shushan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Tarras</text:p>
          </table:table-cell>
          <table:table-cell table:style-name="ce6" office:value-type="string" calcext:value-type="string">
            <text:p>Caer Sws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Ar-Riba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office:value-type="string" calcext:value-type="string">
            <text:p>Larisa</text:p>
          </table:table-cell>
          <table:table-cell/>
          <table:table-cell table:style-name="ce55"/>
          <table:table-cell table:style-name="ce56"/>
          <table:table-cell table:style-name="ce41"/>
          <table:table-cell table:number-columns-repeated="96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table:style-name="ce6" office:value-type="string" calcext:value-type="string">
            <text:p>Bukhara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Huey Atotonilco</text:p>
          </table:table-cell>
          <table:table-cell table:style-name="ce6" office:value-type="string" calcext:value-type="string">
            <text:p>Kalhu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6" office:value-type="string" calcext:value-type="string">
            <text:p>Hadrumetum</text:p>
          </table:table-cell>
          <table:table-cell table:style-name="ce6" office:value-type="string" calcext:value-type="string">
            <text:p>Powys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Byblos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Meknas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office:value-type="string" calcext:value-type="string">
            <text:p>Naupakt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table:style-name="ce6" office:value-type="string" calcext:value-type="string">
            <text:p>Lashkarga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Atotonilco</text:p>
          </table:table-cell>
          <table:table-cell table:style-name="ce6" office:value-type="string" calcext:value-type="string">
            <text:p>Hit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6" office:value-type="string" calcext:value-type="string">
            <text:p>Shalla</text:p>
          </table:table-cell>
          <table:table-cell table:style-name="ce6" office:value-type="string" calcext:value-type="string">
            <text:p>Brenin Tre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Sidon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Shafshawan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office:value-type="string" calcext:value-type="string">
            <text:p>Plataiai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table:style-name="ce6" office:value-type="string" calcext:value-type="string">
            <text:p>Al-Aḥsā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Xilotepec</text:p>
          </table:table-cell>
          <table:table-cell table:style-name="ce6" office:value-type="string" calcext:value-type="string">
            <text:p>Tikrit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6" office:value-type="string" calcext:value-type="string">
            <text:p>Malaka</text:p>
          </table:table-cell>
          <table:table-cell table:style-name="ce6" office:value-type="string" calcext:value-type="string">
            <text:p>Caerphilly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Asfi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office:value-type="string" calcext:value-type="string">
            <text:p>Torone</text:p>
          </table:table-cell>
          <table:table-cell/>
          <table:table-cell table:style-name="ce55"/>
          <table:table-cell table:style-name="ce56"/>
          <table:table-cell table:style-name="ce41"/>
          <table:table-cell table:number-columns-repeated="96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table:style-name="ce6" office:value-type="string" calcext:value-type="string">
            <text:p>Basra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Axocopan</text:p>
          </table:table-cell>
          <table:table-cell table:style-name="ce6" office:value-type="string" calcext:value-type="string">
            <text:p>Harr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6" office:value-type="string" calcext:value-type="string">
            <text:p>Iboshim</text:p>
          </table:table-cell>
          <table:table-cell table:style-name="ce6" office:value-type="string" calcext:value-type="string">
            <text:p>Dumnonia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Wejda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office:value-type="string" calcext:value-type="string">
            <text:p>Nax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table:style-name="ce6" office:value-type="string" calcext:value-type="string">
            <text:p>Sa'dah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Hueyipochtlan</text:p>
          </table:table-cell>
          <table:table-cell table:style-name="ce6" office:value-type="string" calcext:value-type="string">
            <text:p>Iritu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6" office:value-type="string" calcext:value-type="string">
            <text:p>Oyat</text:p>
          </table:table-cell>
          <table:table-cell table:style-name="ce6" office:value-type="string" calcext:value-type="string">
            <text:p>Llandudno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gadi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office:value-type="string" calcext:value-type="string">
            <text:p>Samos</text:p>
          </table:table-cell>
          <table:table-cell/>
          <table:table-cell table:style-name="ce55"/>
          <table:table-cell table:style-name="ce56"/>
          <table:table-cell table:style-name="ce41"/>
          <table:table-cell table:number-columns-repeated="96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table:style-name="ce6" office:value-type="string" calcext:value-type="string">
            <text:p>Sanaa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Ocuillan</text:p>
          </table:table-cell>
          <table:table-cell table:style-name="ce6" office:value-type="string" calcext:value-type="string">
            <text:p>Ninua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6" office:value-type="string" calcext:value-type="string">
            <text:p>Leptis</text:p>
          </table:table-cell>
          <table:table-cell table:style-name="ce6" office:value-type="string" calcext:value-type="string">
            <text:p>Aberystwyth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Warzazat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office:value-type="string" calcext:value-type="string">
            <text:p>Chi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table:style-name="ce6" office:value-type="string" calcext:value-type="string">
            <text:p>Zabi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Tlachco</text:p>
          </table:table-cell>
          <table:table-cell table:style-name="ce6" office:value-type="string" calcext:value-type="string">
            <text:p>Ashshur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6" office:value-type="string" calcext:value-type="string">
            <text:p>Iomnium</text:p>
          </table:table-cell>
          <table:table-cell table:style-name="ce6" office:value-type="string" calcext:value-type="string">
            <text:p>Penzance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Beni Mellal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office:value-type="string" calcext:value-type="string">
            <text:p>Mytilini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table:style-name="ce6" office:value-type="string" calcext:value-type="string">
            <text:p>Janad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Cuauhnahuac</text:p>
          </table:table-cell>
          <table:table-cell table:style-name="ce6" office:value-type="string" calcext:value-type="string">
            <text:p>Arrapha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6" office:value-type="string" calcext:value-type="string">
            <text:p>Kissi</text:p>
          </table:table-cell>
          <table:table-cell table:style-name="ce6" office:value-type="string" calcext:value-type="string">
            <text:p>Durobriwa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Kharaybakat‎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office:value-type="string" calcext:value-type="string">
            <text:p>Alikarnassos</text:p>
          </table:table-cell>
          <table:table-cell/>
          <table:table-cell table:style-name="ce55"/>
          <table:table-cell table:style-name="ce56"/>
          <table:table-cell table:style-name="ce41"/>
          <table:table-cell table:number-columns-repeated="96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table:style-name="ce6" office:value-type="string" calcext:value-type="string">
            <text:p>Al-Quds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Huaxtepec</text:p>
          </table:table-cell>
          <table:table-cell table:style-name="ce6" office:value-type="string" calcext:value-type="string">
            <text:p>Nasibina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6" office:value-type="string" calcext:value-type="string">
            <text:p>Tsabratan</text:p>
          </table:table-cell>
          <table:table-cell table:style-name="ce6" office:value-type="string" calcext:value-type="string">
            <text:p>Dalriat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Al-Kelaa des Srarhna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 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office:value-type="string" calcext:value-type="string">
            <text:p>Byzantium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table:style-name="ce6" office:value-type="string" calcext:value-type="string">
            <text:p>Dimashqu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Tlalcozauhtitlan</text:p>
          </table:table-cell>
          <table:table-cell table:style-name="ce6" office:value-type="string" calcext:value-type="string">
            <text:p>Mari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6" office:value-type="string" calcext:value-type="string">
            <text:p>Arambys</text:p>
          </table:table-cell>
          <table:table-cell table:style-name="ce6" office:value-type="string" calcext:value-type="string">
            <text:p>Lugdunum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Qnīṭra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 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office:value-type="string" calcext:value-type="string">
            <text:p>Par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table:style-name="ce6" office:value-type="string" calcext:value-type="string">
            <text:p>Homs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Quiyauhteopan</text:p>
          </table:table-cell>
          <table:table-cell table:style-name="ce6" office:value-type="string" calcext:value-type="string">
            <text:p>Karkamisha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6" office:value-type="string" calcext:value-type="string">
            <text:p>Tingi</text:p>
          </table:table-cell>
          <table:table-cell table:style-name="ce6" office:value-type="string" calcext:value-type="string">
            <text:p>Caer Gwynedd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Fédala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office:value-type="string" calcext:value-type="string">
            <text:p>Khersones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table:style-name="ce6" office:value-type="string" calcext:value-type="string">
            <text:p>Hamah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Tlatlahquitepec</text:p>
          </table:table-cell>
          <table:table-cell table:style-name="ce6" office:value-type="string" calcext:value-type="string">
            <text:p>Tarsus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6" office:value-type="string" calcext:value-type="string">
            <text:p>Abdera</text:p>
          </table:table-cell>
          <table:table-cell table:style-name="ce6" office:value-type="string" calcext:value-type="string">
            <text:p>Dineiddyn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l-Uyun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office:value-type="string" calcext:value-type="string">
            <text:p>Arg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table:style-name="ce6" office:value-type="string" calcext:value-type="string">
            <text:p>Tarsus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htochco</text:p>
          </table:table-cell>
          <table:table-cell table:style-name="ce6" office:value-type="string" calcext:value-type="string">
            <text:p>Hamath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6" office:value-type="string" calcext:value-type="string">
            <text:p>Kition</text:p>
          </table:table-cell>
          <table:table-cell table:style-name="ce6" office:value-type="string" calcext:value-type="string">
            <text:p>Caer Ludd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Al-Breyja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 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office:value-type="string" calcext:value-type="string">
            <text:p>Kroton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table:style-name="ce6" office:value-type="string" calcext:value-type="string">
            <text:p>Dabil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Cuetlaxtlan</text:p>
          </table:table-cell>
          <table:table-cell table:style-name="ce6" office:value-type="string" calcext:value-type="string">
            <text:p>Tadmor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6" office:value-type="string" calcext:value-type="string">
            <text:p>Sexi</text:p>
          </table:table-cell>
          <table:table-cell table:style-name="ce6" office:value-type="string" calcext:value-type="string">
            <text:p>Treorchy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Al-Ksar al-Kebir</text:p>
          </table:table-cell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office:value-type="string" calcext:value-type="string">
            <text:p>Gortina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table:style-name="ce6" office:value-type="string" calcext:value-type="string">
            <text:p>Tiflis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Yohualtepec</text:p>
          </table:table-cell>
          <table:table-cell table:style-name="ce6" office:value-type="string" calcext:value-type="string">
            <text:p>Damashq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6" office:value-type="string" calcext:value-type="string">
            <text:p>Maqom Hadash</text:p>
          </table:table-cell>
          <table:table-cell table:style-name="ce6" office:value-type="string" calcext:value-type="string">
            <text:p>Luxulyan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Fquih ben Salah</text:p>
          </table:table-cell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office:value-type="string" calcext:value-type="string">
            <text:p>Pella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table:style-name="ce6" office:value-type="string" calcext:value-type="string">
            <text:p>Gazzah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Coaixtlahuacan</text:p>
          </table:table-cell>
          <table:table-cell table:style-name="ce6" office:value-type="string" calcext:value-type="string">
            <text:p>Gub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6" office:value-type="string" calcext:value-type="string">
            <text:p>Tabarka</text:p>
          </table:table-cell>
          <table:table-cell table:style-name="ce6" office:value-type="string" calcext:value-type="string">
            <text:p>Bretwynn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An-Naazur</text:p>
          </table:table-cell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 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 office:value-type="string" calcext:value-type="string">
            <text:p>Tindirma</text:p>
          </table:table-cell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office:value-type="string" calcext:value-type="string">
            <text:p>Epidamnos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table:style-name="ce6" office:value-type="string" calcext:value-type="string">
            <text:p>Al-Iskandariyya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Acatlan</text:p>
          </table:table-cell>
          <table:table-cell table:style-name="ce6" office:value-type="string" calcext:value-type="string">
            <text:p>Sido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6" office:value-type="string" calcext:value-type="string">
            <text:p>Lilybaeum</text:p>
          </table:table-cell>
          <table:table-cell table:style-name="ce6" office:value-type="string" calcext:value-type="string">
            <text:p>Caerwent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Settat</text:p>
          </table:table-cell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office:value-type="string" calcext:value-type="string">
            <text:p>Nauplio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table:style-name="ce6" office:value-type="string" calcext:value-type="string">
            <text:p>Aswa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Ahuatlan</text:p>
          </table:table-cell>
          <table:table-cell table:style-name="ce6" office:value-type="string" calcext:value-type="string">
            <text:p>Surru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6" office:value-type="string" calcext:value-type="string">
            <text:p>Cape Melqart</text:p>
          </table:table-cell>
          <table:table-cell table:style-name="ce6" office:value-type="string" calcext:value-type="string">
            <text:p>Penryn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Barashid‎</text:p>
          </table:table-cell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 Novade 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office:value-type="string" calcext:value-type="string">
            <text:p>Patrai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table:style-name="ce6" office:value-type="string" calcext:value-type="string">
            <text:p>Al-Ahwaz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7" office:value-type="string" calcext:value-type="string">
            <text:p>Cuauchinanco</text:p>
          </table:table-cell>
          <table:table-cell table:style-name="ce6" office:value-type="string" calcext:value-type="string">
            <text:p>Yerushaláyim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Gadir</text:p>
          </table:table-cell>
          <table:table-cell table:style-name="ce6" office:value-type="string" calcext:value-type="string">
            <text:p>Dwrent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Al-Khamisat</text:p>
          </table:table-cell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office:value-type="string" calcext:value-type="string">
            <text:p>Melos</text:p>
          </table:table-cell>
          <table:table-cell/>
          <table:table-cell table:style-name="ce55"/>
          <table:table-cell table:style-name="ce56"/>
          <table:table-cell table:style-name="ce41"/>
          <table:table-cell table:number-columns-repeated="9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table:style-name="ce6" office:value-type="string" calcext:value-type="string">
            <text:p>Hamada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7" office:value-type="string" calcext:value-type="string">
            <text:p>Huexotlan</text:p>
          </table:table-cell>
          <table:table-cell table:style-name="ce6" office:value-type="string" calcext:value-type="string">
            <text:p>Tema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Drepana</text:p>
          </table:table-cell>
          <table:table-cell table:style-name="ce6" office:value-type="string" calcext:value-type="string">
            <text:p>Ynys Wair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6" office:value-type="string" calcext:value-type="string">
            <text:p>Onnontar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Guelmim</text:p>
          </table:table-cell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 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office:value-type="string" calcext:value-type="string">
            <text:p>Stageira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table:style-name="ce6" office:value-type="string" calcext:value-type="string">
            <text:p>Isfahan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7" office:value-type="string" calcext:value-type="string">
            <text:p>Ocuituco</text:p>
          </table:table-cell>
          <table:table-cell table:style-name="ce6" office:value-type="string" calcext:value-type="string">
            <text:p>Arvad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style-name="ce6" office:value-type="string" calcext:value-type="string">
            <text:p>Bulla</text:p>
          </table:table-cell>
          <table:table-cell table:style-name="ce6" office:value-type="string" calcext:value-type="string">
            <text:p>Llanfairpwllgwyngyll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8" office:value-type="string" calcext:value-type="string">
            <text:p>Tiohero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Ad-Daakhilat‎</text:p>
          </table:table-cell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office:value-type="string" calcext:value-type="string">
            <text:p>Kydonia</text:p>
          </table:table-cell>
          <table:table-cell/>
          <table:table-cell table:style-name="ce55"/>
          <table:table-cell table:style-name="ce56"/>
          <table:table-cell table:style-name="ce41"/>
          <table:table-cell table:number-columns-repeated="9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table:style-name="ce6" office:value-type="string" calcext:value-type="string">
            <text:p>Rayy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7" office:value-type="string" calcext:value-type="string">
            <text:p>Tetela</text:p>
          </table:table-cell>
          <table:table-cell table:style-name="ce6" office:value-type="string" calcext:value-type="string">
            <text:p>Anah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Cartagena</text:p>
          </table:table-cell>
          <table:table-cell table:style-name="ce6" office:value-type="string" calcext:value-type="string">
            <text:p>Ynys Trebes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6" office:value-type="string" calcext:value-type="string">
            <text:p>Canien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Ben Grir</text:p>
          </table:table-cell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office:value-type="string" calcext:value-type="string">
            <text:p>Lamia</text:p>
          </table:table-cell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table:style-name="ce6" office:value-type="string" calcext:value-type="string">
            <text:p>Shiraz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7" office:value-type="string" calcext:value-type="string">
            <text:p>Xalapan</text:p>
          </table:table-cell>
          <table:table-cell table:style-name="ce6"/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style-name="ce6" office:value-type="string" calcext:value-type="string">
            <text:p>Mahon</text:p>
          </table:table-cell>
          <table:table-cell table:style-name="ce6" office:value-type="string" calcext:value-type="string">
            <text:p>Balwynn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6" office:value-type="string" calcext:value-type="string">
            <text:p>Osquake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Arfud</text:p>
          </table:table-cell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 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/>
          <table:table-cell/>
          <table:table-cell table:style-name="ce56" table:number-columns-repeated="2"/>
          <table:table-cell table:style-name="ce41"/>
          <table:table-cell table:number-columns-repeated="96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table:style-name="ce6" office:value-type="string" calcext:value-type="string">
            <text:p>Sari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7" office:value-type="string" calcext:value-type="string">
            <text:p>Cempoalatl</text:p>
          </table:table-cell>
          <table:table-cell table:style-name="ce6"/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style-name="ce6" office:value-type="string" calcext:value-type="string">
            <text:p>Camarata</text:p>
          </table:table-cell>
          <table:table-cell table:style-name="ce6" office:value-type="string" calcext:value-type="string">
            <text:p>Caerdydd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6" office:value-type="string" calcext:value-type="string">
            <text:p>Teatontaloga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Timbuktu</text:p>
          </table:table-cell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table:style-name="ce6" office:value-type="string" calcext:value-type="string">
            <text:p>Kirman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7"/>
          <table:table-cell table:style-name="ce6"/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style-name="ce6" office:value-type="string" calcext:value-type="string">
            <text:p>Igilgil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6" office:value-type="string" calcext:value-type="string">
            <text:p>Chittenango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Gao</text:p>
          </table:table-cell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table:style-name="ce6" office:value-type="string" calcext:value-type="string">
            <text:p>Herat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7"/>
          <table:table-cell table:style-name="ce6"/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style-name="ce6" office:value-type="string" calcext:value-type="string">
            <text:p>Macomade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6" office:value-type="string" calcext:value-type="string">
            <text:p>Hostayuntwa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 office:value-type="string" calcext:value-type="string">
            <text:p>Jenne</text:p>
          </table:table-cell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table:style-name="ce6" office:value-type="string" calcext:value-type="string">
            <text:p>Qandahar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7"/>
          <table:table-cell table:style-name="ce6"/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style-name="ce6" office:value-type="string" calcext:value-type="string">
            <text:p>Rusazu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6" office:value-type="string" calcext:value-type="string">
            <text:p>Ossewingo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 office:value-type="string" calcext:value-type="string">
            <text:p>Kukiya</text:p>
          </table:table-cell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7"/>
          <table:table-cell table:number-columns-repeated="9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table:style-name="ce6" office:value-type="string" calcext:value-type="string">
            <text:p>Ghazni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5"/>
          <table:table-cell table:style-name="ce6"/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style-name="ce6" office:value-type="string" calcext:value-type="string">
            <text:p>Pax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Bactriani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6" office:value-type="string" calcext:value-type="string">
            <text:p>Tkanetota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 office:value-type="string" calcext:value-type="string">
            <text:p>Walata</text:p>
          </table:table-cell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 Francade 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table:style-name="ce6" office:value-type="string" calcext:value-type="string">
            <text:p>Kabul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5"/>
          <table:table-cell table:style-name="ce6"/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style-name="ce6" office:value-type="string" calcext:value-type="string">
            <text:p>Rhousikada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Nautaca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6" office:value-type="string" calcext:value-type="string">
            <text:p>Touenho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 office:value-type="string" calcext:value-type="string">
            <text:p>Tindirma</text:p>
          </table:table-cell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table:style-name="ce6" office:value-type="string" calcext:value-type="string">
            <text:p>Balkh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/>
          <table:table-cell table:style-name="ce6"/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style-name="ce6" office:value-type="string" calcext:value-type="string">
            <text:p>Zara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6" office:value-type="string" calcext:value-type="string">
            <text:p>Ahaouete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 office:value-type="string" calcext:value-type="string">
            <text:p>Agadez</text:p>
          </table:table-cell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 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table:style-name="ce6" office:value-type="string" calcext:value-type="string">
            <text:p>Samarqand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/>
          <table:table-cell table:style-name="ce6"/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style-name="ce6" office:value-type="string" calcext:value-type="string">
            <text:p>Timic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6" office:value-type="string" calcext:value-type="string">
            <text:p>Deseroken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 table:number-columns-repeated="2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6" office:value-type="string" calcext:value-type="string">
            <text:p>Isfijab</text:p>
          </table:table-cell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/>
          <table:table-cell table:style-name="ce6"/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Rusguniae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6" office:value-type="string" calcext:value-type="string">
            <text:p>Gannentaha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 table:number-columns-repeated="2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 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6" office:value-type="string" calcext:value-type="string">
            <text:p>Talas</text:p>
          </table:table-cell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5"/>
          <table:table-cell table:style-name="ce6"/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Callista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6" office:value-type="string" calcext:value-type="string">
            <text:p>Chenango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 table:number-columns-repeated="2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6" office:value-type="string" calcext:value-type="string">
            <text:p>Multan</text:p>
          </table:table-cell>
          <table:table-cell office:value-type="string" calcext:value-type="string">
            <text:p>Sam’al</text:p>
          </table:table-cell>
          <table:table-cell table:style-name="ce6"/>
          <table:table-cell table:style-name="ce15"/>
          <table:table-cell table:style-name="ce6"/>
          <table:table-cell/>
          <table:table-cell table:style-name="ce6" office:value-type="string" calcext:value-type="string">
            <text:p>Neapoulis</text:p>
          </table:table-cell>
          <table:table-cell table:style-name="ce6" office:value-type="string" calcext:value-type="string">
            <text:p>Azama</text:p>
          </table:table-cell>
          <table:table-cell table:style-name="ce6"/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table:style-name="ce6" office:value-type="string" calcext:value-type="string">
            <text:p>Taxil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6" office:value-type="string" calcext:value-type="string">
            <text:p>Joneadih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 table:number-columns-repeated="2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6" office:value-type="string" calcext:value-type="string">
            <text:p>Manisura</text:p>
          </table:table-cell>
          <table:table-cell office:value-type="string" calcext:value-type="string">
            <text:p>Tušhan</text:p>
          </table:table-cell>
          <table:table-cell table:style-name="ce6"/>
          <table:table-cell table:style-name="ce15"/>
          <table:table-cell table:style-name="ce6"/>
          <table:table-cell/>
          <table:table-cell table:style-name="ce6" office:value-type="string" calcext:value-type="string">
            <text:p>Neokaisareia</text:p>
          </table:table-cell>
          <table:table-cell table:style-name="ce6" office:value-type="string" calcext:value-type="string">
            <text:p>Rusadir</text:p>
          </table:table-cell>
          <table:table-cell table:style-name="ce6"/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Bucefalia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6" office:value-type="string" calcext:value-type="string">
            <text:p>Onnahee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 table:number-columns-repeated="2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Suhar</text:p>
          </table:table-cell>
          <table:table-cell office:value-type="string" calcext:value-type="string">
            <text:p>Mari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Syrakousai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6" office:value-type="string" calcext:value-type="string">
            <text:p>Yoroonwago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 table:number-columns-repeated="2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6" office:value-type="string" calcext:value-type="string">
            <text:p>Benghazi</text:p>
          </table:table-cell>
          <table:table-cell office:value-type="string" calcext:value-type="string">
            <text:p>Turuspa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Antiokheia Pisidia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6" office:value-type="string" calcext:value-type="string">
            <text:p>Sheshequin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 table:number-columns-repeated="2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Ṭarābulus</text:p>
          </table:table-cell>
          <table:table-cell office:value-type="string" calcext:value-type="string">
            <text:p>Kuruhanni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Diocl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6" office:value-type="string" calcext:value-type="string">
            <text:p>Annaooka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Tunis</text:p>
          </table:table-cell>
          <table:table-cell office:value-type="string" calcext:value-type="string">
            <text:p>Sidon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Konstant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6" office:value-type="string" calcext:value-type="string">
            <text:p>Ingaren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 table:number-columns-repeated="2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6" office:value-type="string" calcext:value-type="string">
            <text:p>Āl-Qayrawān</text:p>
          </table:table-cell>
          <table:table-cell office:value-type="string" calcext:value-type="string">
            <text:p>Surru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Kappadok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6" office:value-type="string" calcext:value-type="string">
            <text:p>Unanauhan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 table:number-columns-repeated="2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6" office:value-type="string" calcext:value-type="string">
            <text:p>Adin</text:p>
          </table:table-cell>
          <table:table-cell office:value-type="string" calcext:value-type="string">
            <text:p>Gubla</text:p>
          </table:table-cell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tolemaid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6" office:value-type="string" calcext:value-type="string">
            <text:p>Tasqui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 table:number-columns-repeated="2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>
            <text:p>Ar-Riyadh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lusium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6" office:value-type="string" calcext:value-type="string">
            <text:p>Nyuchirhaan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 table:number-columns-repeated="2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Edessa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ard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6" office:value-type="string" calcext:value-type="string">
            <text:p>Contahnah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 table:number-columns-repeated="2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6" office:value-type="string" calcext:value-type="string">
            <text:p>Ardabil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pam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table:style-name="ce43"/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 table:number-columns-repeated="2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6" office:value-type="string" calcext:value-type="string">
            <text:p>Tabriz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nazarbo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table:style-name="ce32" office:value-type="string" calcext:value-type="string">
            <text:p>Reserve: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 table:number-columns-repeated="2"/>
          <table:table-cell office:value-type="string" calcext:value-type="string">
            <text:p>Mekke</text:p>
          </table:table-cell>
          <table:table-cell table:style-name="ce6" office:value-type="string" calcext:value-type="string">
            <text:p>Sidon</text:p>
          </table:table-cell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Arḍ ar-Rūm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kythopou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CanajoharieMohawk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 table:number-columns-repeated="2"/>
          <table:table-cell office:value-type="string" calcext:value-type="string">
            <text:p>Cidde</text:p>
          </table:table-cell>
          <table:table-cell table:style-name="ce6" office:value-type="string" calcext:value-type="string">
            <text:p>Gubla</text:p>
          </table:table-cell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Shushan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rge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CanastigaoneMohawk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 table:number-columns-repeated="2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6" office:value-type="string" calcext:value-type="string">
            <text:p>Maḍīq Hurmuz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ssinous</text:p>
          </table:table-cell>
          <table:table-cell table:style-name="ce6" table:number-columns-repeated="2"/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Chuchtononeda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6" office:value-type="string" calcext:value-type="string">
            <text:p>Masqaṭ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Genu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Kanagaro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style-name="ce6" office:value-type="string" calcext:value-type="string">
            <text:p>Urganch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Germanicoupo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6" office:value-type="string" calcext:value-type="string">
            <text:p>Bukhara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Emes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Florent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/>
          <table:table-cell table:number-columns-repeated="4"/>
          <table:table-cell table:style-name="ce6" table:number-columns-repeated="2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Bostr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scul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ynna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arent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alak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arkianoupol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ing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Leptis Maukn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Oxyrrhyncho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Ierapolis Phrigia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mi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Kaisare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pol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itif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lali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rsamosat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Hadrumetum</text:p>
          </table:table-cell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eleuke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ya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ozous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Razar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Konstanti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eliten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tobi</text:p>
          </table:table-cell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kup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om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18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18"/>
        </table:table-row>
        <table:table-row table:style-name="ro1" table:number-rows-repeated="1048285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W13:Sheet1.AW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17:41:32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4T18:16:23.922000000</dc:date>
    <meta:editing-duration>PT20H30M41S</meta:editing-duration>
    <meta:editing-cycles>149</meta:editing-cycles>
    <meta:document-statistic meta:table-count="1" meta:cell-count="2572" meta:object-count="0"/>
  </office:meta>
</office:document-meta>
</file>